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0.4126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1.3047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" style:family="table-cell" style:parent-style-name="Pivot_20_Table_20_Field">
      <style:table-cell-properties fo:border="0.99pt solid #000000"/>
    </style:style>
    <style:style style:name="ce7" style:family="table-cell" style:parent-style-name="Pivot_20_Table_20_Category" style:data-style-name="N0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16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-azure-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  <table:table-cell office:value-type="string" calcext:value-type="string">
            <text:p>Transfer Size (bytes)</text:p>
          </table:table-cell>
          <table:table-cell office:value-type="string" calcext:value-type="string">
            <text:p>Transfer Size (GB)</text:p>
          </table:table-cell>
        </table:table-row>
        <table:table-row table:style-name="ro1">
          <table:table-cell office:value-type="string" calcext:value-type="string">
            <text:p>Sun Mar 26 18:36:54 2023</text:p>
          </table:table-cell>
          <table:table-cell office:value-type="string" calcext:value-type="string">
            <text:p>HSDS</text:p>
          </table:table-cell>
          <table:table-cell office:value-type="float" office:value="0.05" calcext:value-type="float">
            <text:p>0.05</text:p>
          </table:table-cell>
          <table:table-cell office:value-type="float" office:value="849.47948217392" calcext:value-type="float">
            <text:p>849.47948217392</text:p>
          </table:table-cell>
          <table:table-cell office:value-type="float" office:value="0.525595994281769" calcext:value-type="float">
            <text:p>0.525595994281769</text:p>
          </table:table-cell>
          <table:table-cell office:value-type="float" office:value="7000071840" calcext:value-type="float">
            <text:p>7000071840</text:p>
          </table:table-cell>
          <table:table-cell table:formula="of:=[.F2]/1024/1024/1024" office:value-type="float" office:value="6.51932492852211" calcext:value-type="float">
            <text:p>6.51932492852211</text:p>
          </table:table-cell>
        </table:table-row>
        <table:table-row table:style-name="ro1">
          <table:table-cell office:value-type="string" calcext:value-type="string">
            <text:p>Sun Mar 26 18:38:57 2023</text:p>
          </table:table-cell>
          <table:table-cell office:value-type="string" calcext:value-type="string">
            <text:p>HSDS</text:p>
          </table:table-cell>
          <table:table-cell office:value-type="float" office:value="0.01" calcext:value-type="float">
            <text:p>0.01</text:p>
          </table:table-cell>
          <table:table-cell office:value-type="float" office:value="207.433998584747" calcext:value-type="float">
            <text:p>207.433998584747</text:p>
          </table:table-cell>
          <table:table-cell office:value-type="float" office:value="0.103821430969238" calcext:value-type="float">
            <text:p>0.103821430969238</text:p>
          </table:table-cell>
          <table:table-cell office:value-type="float" office:value="1382730240" calcext:value-type="float">
            <text:p>1382730240</text:p>
          </table:table-cell>
          <table:table-cell table:formula="of:=[.F3]/1024/1024/1024" office:value-type="float" office:value="1.28776788711548" calcext:value-type="float">
            <text:p>1.28776788711548</text:p>
          </table:table-cell>
        </table:table-row>
        <table:table-row table:style-name="ro1">
          <table:table-cell office:value-type="string" calcext:value-type="string">
            <text:p>Sun Mar 26 18:40:00 2023</text:p>
          </table:table-cell>
          <table:table-cell office:value-type="string" calcext:value-type="string">
            <text:p>HSDS</text:p>
          </table:table-cell>
          <table:table-cell office:value-type="float" office:value="0.01" calcext:value-type="float">
            <text:p>0.01</text:p>
          </table:table-cell>
          <table:table-cell office:value-type="float" office:value="187.711796760559" calcext:value-type="float">
            <text:p>187.711796760559</text:p>
          </table:table-cell>
          <table:table-cell office:value-type="float" office:value="0.103821430969238" calcext:value-type="float">
            <text:p>0.103821430969238</text:p>
          </table:table-cell>
          <table:table-cell office:value-type="float" office:value="1382730240" calcext:value-type="float">
            <text:p>1382730240</text:p>
          </table:table-cell>
          <table:table-cell table:formula="of:=[.F4]/1024/1024/1024" office:value-type="float" office:value="1.28776788711548" calcext:value-type="float">
            <text:p>1.28776788711548</text:p>
          </table:table-cell>
        </table:table-row>
        <table:table-row table:style-name="ro1">
          <table:table-cell office:value-type="string" calcext:value-type="string">
            <text:p>Sun Mar 26 18:41:03 2023</text:p>
          </table:table-cell>
          <table:table-cell office:value-type="string" calcext:value-type="string">
            <text:p>HSDS</text:p>
          </table:table-cell>
          <table:table-cell office:value-type="float" office:value="0.1" calcext:value-type="float">
            <text:p>0.1</text:p>
          </table:table-cell>
          <table:table-cell office:value-type="float" office:value="1683.46643686295" calcext:value-type="float">
            <text:p>1683.46643686295</text:p>
          </table:table-cell>
          <table:table-cell office:value-type="float" office:value="1.05119198856354" calcext:value-type="float">
            <text:p>1.05119198856354</text:p>
          </table:table-cell>
          <table:table-cell office:value-type="float" office:value="14000143680" calcext:value-type="float">
            <text:p>14000143680</text:p>
          </table:table-cell>
          <table:table-cell table:formula="of:=[.F5]/1024/1024/1024" office:value-type="float" office:value="13.0386498570442" calcext:value-type="float">
            <text:p>13.0386498570442</text:p>
          </table:table-cell>
        </table:table-row>
        <table:table-row table:style-name="ro1">
          <table:table-cell office:value-type="string" calcext:value-type="string">
            <text:p>Sun Mar 26 18:44:07 2023</text:p>
          </table:table-cell>
          <table:table-cell office:value-type="string" calcext:value-type="string">
            <text:p>HSDS</text:p>
          </table:table-cell>
          <table:table-cell office:value-type="float" office:value="0.05" calcext:value-type="float">
            <text:p>0.05</text:p>
          </table:table-cell>
          <table:table-cell office:value-type="float" office:value="869.906184673309" calcext:value-type="float">
            <text:p>869.906184673309</text:p>
          </table:table-cell>
          <table:table-cell office:value-type="float" office:value="0.525595994281769" calcext:value-type="float">
            <text:p>0.525595994281769</text:p>
          </table:table-cell>
          <table:table-cell office:value-type="float" office:value="7000071840" calcext:value-type="float">
            <text:p>7000071840</text:p>
          </table:table-cell>
          <table:table-cell table:formula="of:=[.F6]/1024/1024/1024" office:value-type="float" office:value="6.51932492852211" calcext:value-type="float">
            <text:p>6.51932492852211</text:p>
          </table:table-cell>
        </table:table-row>
        <table:table-row table:style-name="ro1">
          <table:table-cell office:value-type="string" calcext:value-type="string">
            <text:p>Sun Mar 26 18:46:10 2023</text:p>
          </table:table-cell>
          <table:table-cell office:value-type="string" calcext:value-type="string">
            <text:p>HSDS</text:p>
          </table:table-cell>
          <table:table-cell office:value-type="float" office:value="0.1" calcext:value-type="float">
            <text:p>0.1</text:p>
          </table:table-cell>
          <table:table-cell office:value-type="float" office:value="1636.31450176239" calcext:value-type="float">
            <text:p>1636.31450176239</text:p>
          </table:table-cell>
          <table:table-cell office:value-type="float" office:value="1.05119198856354" calcext:value-type="float">
            <text:p>1.05119198856354</text:p>
          </table:table-cell>
          <table:table-cell office:value-type="float" office:value="14000143680" calcext:value-type="float">
            <text:p>14000143680</text:p>
          </table:table-cell>
          <table:table-cell table:formula="of:=[.F7]/1024/1024/1024" office:value-type="float" office:value="13.0386498570442" calcext:value-type="float">
            <text:p>13.0386498570442</text:p>
          </table:table-cell>
        </table:table-row>
      </table:table>
      <table:table table:name="Pivot Table_out-azure-frame_1" table:style-name="ta1">
        <table:table-column table:style-name="co8" table:default-cell-style-name="ce3"/>
        <table:table-column table:style-name="co8" table:default-cell-style-name="ce7"/>
        <table:table-column table:style-name="co8" table:default-cell-style-name="ce11"/>
        <table:table-column table:style-name="co8" table:default-cell-style-name="ce15"/>
        <table:table-column table:style-name="co8" table:default-cell-style-name="ce19"/>
        <table:table-row table:style-name="ro1">
          <table:table-cell table:style-name="ce1"/>
          <table:table-cell table:style-name="ce5"/>
          <table:table-cell table:style-name="ce9" office:value-type="string" calcext:value-type="string">
            <text:p>Data</text:p>
          </table:table-cell>
          <table:table-cell table:style-name="ce13"/>
          <table:table-cell table:style-name="ce17"/>
        </table:table-row>
        <table:table-row table:style-name="ro1">
          <table:table-cell table:style-name="ce2" office:value-type="string" calcext:value-type="string">
            <text:p>Selectivity</text:p>
          </table:table-cell>
          <table:table-cell table:style-name="ce6" office:value-type="string" calcext:value-type="string">
            <text:p>Type</text:p>
          </table:table-cell>
          <table:table-cell table:style-name="ce10" office:value-type="string" calcext:value-type="string">
            <text:p>Median - Total Time (s)</text:p>
          </table:table-cell>
          <table:table-cell table:style-name="ce14" office:value-type="string" calcext:value-type="string">
            <text:p>Median - Cost ($)</text:p>
          </table:table-cell>
          <table:table-cell table:style-name="ce18" office:value-type="string" calcext:value-type="string">
            <text:p>Median - Transfer Size (GB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HSDS</text:p>
          </table:table-cell>
          <table:table-cell office:value-type="float" office:value="197.572897672653" calcext:value-type="float">
            <text:p>197.572897672653</text:p>
          </table:table-cell>
          <table:table-cell office:value-type="float" office:value="0.103821430969238" calcext:value-type="float">
            <text:p>0.103821430969238</text:p>
          </table:table-cell>
          <table:table-cell office:value-type="float" office:value="1.28776788711548" calcext:value-type="float">
            <text:p>1.2877678871154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HSDS</text:p>
          </table:table-cell>
          <table:table-cell office:value-type="float" office:value="859.692833423614" calcext:value-type="float">
            <text:p>859.692833423614</text:p>
          </table:table-cell>
          <table:table-cell office:value-type="float" office:value="0.525595994281769" calcext:value-type="float">
            <text:p>0.525595994281769</text:p>
          </table:table-cell>
          <table:table-cell office:value-type="float" office:value="6.51932492852211" calcext:value-type="float">
            <text:p>6.51932492852211</text:p>
          </table:table-cell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HSDS</text:p>
          </table:table-cell>
          <table:table-cell table:style-name="ce12" office:value-type="float" office:value="1659.89046931267" calcext:value-type="float">
            <text:p>1659.89046931267</text:p>
          </table:table-cell>
          <table:table-cell table:style-name="ce16" office:value-type="float" office:value="1.05119198856354" calcext:value-type="float">
            <text:p>1.05119198856354</text:p>
          </table:table-cell>
          <table:table-cell table:style-name="ce20" office:value-type="float" office:value="13.0386498570442" calcext:value-type="float">
            <text:p>13.0386498570442</text:p>
          </table:table-cell>
        </table:table-row>
      </table:table>
      <table:named-expressions/>
      <table:data-pilot-tables>
        <table:data-pilot-table table:name="DataPilot1" table:application-data="" table:target-range-address="'Pivot Table_out-azure-frame_1'.A1:'Pivot Table_out-azure-frame_1'.E5" table:buttons="'Pivot Table_out-azure-frame_1'.A2 'Pivot Table_out-azure-frame_1'.B2 'Pivot Table_out-azure-frame_1'.C1" table:grand-total="none" table:show-filter-button="false">
          <table:source-cell-range table:cell-range-address="'out-azure-frame'.A1:'out-azure-frame'.G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lectivity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5" table:display="true" table:show-details="true"/>
                <table:data-pilot-member table:name="0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HSD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median">
            <table:data-pilot-level table:show-empty="false" calcext:repeat-item-labels="false">
              <table:data-pilot-members>
                <table:data-pilot-member table:name="187.711796760559" table:display="true" table:show-details="true"/>
                <table:data-pilot-member table:name="207.433998584747" table:display="true" table:show-details="true"/>
                <table:data-pilot-member table:name="849.47948217392" table:display="true" table:show-details="true"/>
                <table:data-pilot-member table:name="869.906184673309" table:display="true" table:show-details="true"/>
                <table:data-pilot-member table:name="1636.31450176239" table:display="true" table:show-details="true"/>
                <table:data-pilot-member table:name="1683.466436862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median">
            <table:data-pilot-level table:show-empty="false" calcext:repeat-item-labels="false">
              <table:data-pilot-members>
                <table:data-pilot-member table:name="0.103821430969238" table:display="true" table:show-details="true"/>
                <table:data-pilot-member table:name="0.525595994281769" table:display="true" table:show-details="true"/>
                <table:data-pilot-member table:name="1.0511919885635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fer Size (GB)" table:orientation="data" table:used-hierarchy="0" table:function="median">
            <table:data-pilot-level table:show-empty="false" calcext:repeat-item-labels="false">
              <table:data-pilot-members>
                <table:data-pilot-member table:name="1.28776788711548" table:display="true" table:show-details="true"/>
                <table:data-pilot-member table:name="6.51932492852211" table:display="true" table:show-details="true"/>
                <table:data-pilot-member table:name="13.03864985704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28T12:43:03.259982514</dc:date>
    <meta:editing-duration>PT1M51S</meta:editing-duration>
    <meta:editing-cycles>1</meta:editing-cycles>
    <meta:document-statistic meta:table-count="2" meta:cell-count="70" meta:object-count="0"/>
    <meta:generator>LibreOffice/7.2.4.1$MacOSX_X86_64 LibreOffice_project/27d75539669ac387bb498e35313b970b7fe9c4f9</meta:generator>
  </office:meta>
</office:document-meta>
</file>